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Menlo" svg:font-family="Menlo, Consolas, 'Bitstream Vera Sans Mono', 'Liberation Mono', monospace"/>
    <style:font-face style:name="FreeSans1" svg:font-family="FreeSans" style:font-family-generic="swiss"/>
    <style:font-face style:name="Menlo1" svg:font-family="Menlo, Consolas, 'Bitstream Vera Sans Mono', 'Liberation Mono', monospace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CN" svg:font-family="'AR PL UMing CN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capformat" style:family="table">
      <style:table-properties style:width="6.925in" table:align="margins"/>
    </style:style>
    <style:style style:name="pcapformat.A" style:family="table-column">
      <style:table-column-properties style:column-width="1.1542in" style:rel-column-width="10921*"/>
    </style:style>
    <style:style style:name="pcapformat.B" style:family="table-column">
      <style:table-column-properties style:column-width="1.1542in" style:rel-column-width="10924*"/>
    </style:style>
    <style:style style:name="pcapformat.C" style:family="table-column">
      <style:table-column-properties style:column-width="1.1542in" style:rel-column-width="10923*"/>
    </style:style>
    <style:style style:name="pcapformat.E" style:family="table-column">
      <style:table-column-properties style:column-width="1.1542in" style:rel-column-width="10922*"/>
    </style:style>
    <style:style style:name="pcapformat.A1" style:family="table-cell">
      <style:table-cell-properties fo:padding="0.0382in" fo:border-left="0.05pt solid #000000" fo:border-right="none" fo:border-top="0.05pt solid #000000" fo:border-bottom="0.05pt solid #000000"/>
    </style:style>
    <style:style style:name="pcapformat.F1" style:family="table-cell">
      <style:table-cell-properties fo:padding="0.0382in" fo:border="0.05pt solid #000000"/>
    </style:style>
    <style:style style:name="packet" style:family="table">
      <style:table-properties style:width="6.925in" table:align="margins"/>
    </style:style>
    <style:style style:name="packet.A" style:family="table-column">
      <style:table-column-properties style:column-width="1.3847in" style:rel-column-width="13107*"/>
    </style:style>
    <style:style style:name="packet.D" style:family="table-column">
      <style:table-column-properties style:column-width="2.7701in" style:rel-column-width="26214*"/>
    </style:style>
    <style:style style:name="packet.A1" style:family="table-cell">
      <style:table-cell-properties fo:padding="0.0382in" fo:border-left="0.05pt solid #000000" fo:border-right="none" fo:border-top="0.05pt solid #000000" fo:border-bottom="0.05pt solid #000000"/>
    </style:style>
    <style:style style:name="packet.D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91827" officeooo:paragraph-rsid="00191827"/>
    </style:style>
    <style:style style:name="P2" style:family="paragraph" style:parent-style-name="Standard">
      <style:text-properties officeooo:rsid="001eb8a1" officeooo:paragraph-rsid="001eb8a1"/>
    </style:style>
    <style:style style:name="P3" style:family="paragraph" style:parent-style-name="Standard">
      <style:text-properties officeooo:rsid="0022afb7" officeooo:paragraph-rsid="0022afb7"/>
    </style:style>
    <style:style style:name="P4" style:family="paragraph" style:parent-style-name="Standard">
      <style:text-properties officeooo:rsid="00273cdd" officeooo:paragraph-rsid="00273cdd"/>
    </style:style>
    <style:style style:name="P5" style:family="paragraph" style:parent-style-name="Standard">
      <style:text-properties officeooo:rsid="0028db20" officeooo:paragraph-rsid="0028db20"/>
    </style:style>
    <style:style style:name="P6" style:family="paragraph" style:parent-style-name="Standard">
      <style:text-properties officeooo:rsid="0028db20" officeooo:paragraph-rsid="0033786f"/>
    </style:style>
    <style:style style:name="P7" style:family="paragraph" style:parent-style-name="Standard">
      <style:text-properties officeooo:rsid="002dabb8" officeooo:paragraph-rsid="002dabb8"/>
    </style:style>
    <style:style style:name="P8" style:family="paragraph" style:parent-style-name="Standard">
      <style:text-properties officeooo:rsid="002dc85c" officeooo:paragraph-rsid="002dc85c"/>
    </style:style>
    <style:style style:name="P9" style:family="paragraph" style:parent-style-name="Standard">
      <style:text-properties fo:font-size="10pt" fo:font-weight="bold" officeooo:rsid="002bced9" officeooo:paragraph-rsid="002bced9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2dabb8" officeooo:paragraph-rsid="002dabb8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340866" officeooo:paragraph-rsid="00340866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3524cb" officeooo:paragraph-rsid="003524cb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35f7c6" officeooo:paragraph-rsid="0035f7c6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38a198" officeooo:paragraph-rsid="0038a198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4aebc6" officeooo:paragraph-rsid="004aebc6" style:font-size-asian="10pt" style:font-weight-asian="bold" style:font-size-complex="10pt" style:font-weight-complex="bold"/>
    </style:style>
    <style:style style:name="P16" style:family="paragraph" style:parent-style-name="Standard">
      <style:text-properties officeooo:rsid="002fc7d4" officeooo:paragraph-rsid="002fc7d4"/>
    </style:style>
    <style:style style:name="P17" style:family="paragraph" style:parent-style-name="Standard">
      <style:text-properties officeooo:rsid="0031b00b" officeooo:paragraph-rsid="0031b00b"/>
    </style:style>
    <style:style style:name="P18" style:family="paragraph" style:parent-style-name="Standard">
      <style:text-properties officeooo:rsid="003ea39a" officeooo:paragraph-rsid="003ea39a"/>
    </style:style>
    <style:style style:name="P19" style:family="paragraph" style:parent-style-name="Standard">
      <style:text-properties style:font-name="Menlo1" fo:font-size="10pt" fo:font-weight="bold" officeooo:rsid="004aebc6" officeooo:paragraph-rsid="004aebc6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.5pt" fo:font-weight="normal" officeooo:rsid="004b48f5" officeooo:paragraph-rsid="004b48f5" style:font-size-asian="9.14999961853027pt" style:font-weight-asian="normal" style:font-size-complex="10.5pt" style:font-weight-complex="normal"/>
    </style:style>
    <style:style style:name="P21" style:family="paragraph" style:parent-style-name="Standard">
      <style:text-properties fo:font-size="10.5pt" fo:font-weight="normal" officeooo:rsid="004cf829" officeooo:paragraph-rsid="004cf829" style:font-size-asian="9.14999961853027pt" style:font-weight-asian="normal" style:font-size-complex="10.5pt" style:font-weight-complex="normal"/>
    </style:style>
    <style:style style:name="P22" style:family="paragraph" style:parent-style-name="Table_20_Contents">
      <style:text-properties officeooo:rsid="001aff6a" officeooo:paragraph-rsid="001aff6a"/>
    </style:style>
    <style:style style:name="P23" style:family="paragraph" style:parent-style-name="Table_20_Contents">
      <style:text-properties officeooo:rsid="001bf588" officeooo:paragraph-rsid="001bf588"/>
    </style:style>
    <style:style style:name="P24" style:family="paragraph" style:parent-style-name="Table_20_Contents">
      <style:text-properties officeooo:rsid="001bf588" officeooo:paragraph-rsid="001cfc4c"/>
    </style:style>
    <style:style style:name="P25" style:family="paragraph" style:parent-style-name="Table_20_Contents">
      <style:text-properties officeooo:rsid="001cfc4c" officeooo:paragraph-rsid="001cfc4c"/>
    </style:style>
    <style:style style:name="P26" style:family="paragraph" style:parent-style-name="Table_20_Contents">
      <style:text-properties fo:font-size="10pt" officeooo:rsid="003bbf6c" officeooo:paragraph-rsid="003bbf6c" style:font-size-asian="10pt" style:font-size-complex="10pt"/>
    </style:style>
    <style:style style:name="P27" style:family="paragraph" style:parent-style-name="Table_20_Contents">
      <style:text-properties fo:font-size="10pt" officeooo:rsid="003be64f" officeooo:paragraph-rsid="003be64f" style:font-size-asian="10pt" style:font-size-complex="10pt"/>
    </style:style>
    <style:style style:name="P28" style:family="paragraph" style:parent-style-name="Preformatted_20_Text">
      <style:paragraph-properties fo:margin-left="0in" fo:margin-right="0in" fo:widows="1" fo:text-indent="0in" style:auto-text-indent="false" fo:padding="0in" fo:border="none"/>
      <style:text-properties fo:font-variant="normal" fo:text-transform="none" fo:color="#5f1111" fo:letter-spacing="normal"/>
    </style:style>
    <style:style style:name="P29" style:family="paragraph" style:parent-style-name="Preformatted_20_Text">
      <style:paragraph-properties fo:margin-top="0in" fo:margin-bottom="0.1965in" loext:contextual-spacing="false" fo:widows="1" fo:padding="0in" fo:border="none"/>
      <style:text-properties fo:font-variant="normal" fo:text-transform="none" fo:color="#5f1111" fo:letter-spacing="normal"/>
    </style:style>
    <style:style style:name="P30" style:family="paragraph" style:parent-style-name="Preformatted_20_Text">
      <style:paragraph-properties fo:margin-top="0in" fo:margin-bottom="0.1965in" loext:contextual-spacing="false" fo:widows="1" fo:padding="0in" fo:border="none"/>
    </style:style>
    <style:style style:name="P31" style:family="paragraph" style:parent-style-name="Preformatted_20_Text">
      <style:paragraph-properties fo:widows="1" fo:padding="0in" fo:border="none"/>
      <style:text-properties fo:font-variant="normal" fo:text-transform="none" fo:color="#5f1111" fo:letter-spacing="normal"/>
    </style:style>
    <style:style style:name="T1" style:family="text">
      <style:text-properties officeooo:rsid="001d3596"/>
    </style:style>
    <style:style style:name="T2" style:family="text">
      <style:text-properties officeooo:rsid="0021124e"/>
    </style:style>
    <style:style style:name="T3" style:family="text">
      <style:text-properties fo:font-variant="normal" fo:text-transform="none" fo:color="#000000" style:font-name="Menlo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Menlo" fo:font-size="10.5pt" fo:letter-spacing="normal" fo:font-style="normal" fo:font-weight="normal" officeooo:rsid="00273cdd"/>
    </style:style>
    <style:style style:name="T5" style:family="text">
      <style:text-properties fo:font-variant="normal" fo:text-transform="none" fo:color="#000000" style:font-name="Menlo" fo:font-size="10.5pt" fo:letter-spacing="normal" fo:font-style="normal" fo:font-weight="normal" officeooo:rsid="0028c6db"/>
    </style:style>
    <style:style style:name="T6" style:family="text">
      <style:text-properties fo:font-variant="normal" fo:text-transform="none" fo:color="#000000" style:font-name="Menlo" fo:font-size="10.5pt" fo:letter-spacing="normal" fo:font-style="normal" fo:font-weight="normal" officeooo:rsid="0028e7da"/>
    </style:style>
    <style:style style:name="T7" style:family="text">
      <style:text-properties fo:font-variant="normal" fo:text-transform="none" fo:color="#000000" style:font-name="Menlo" fo:font-size="10.5pt" fo:letter-spacing="normal" fo:font-style="normal" fo:font-weight="normal" officeooo:rsid="0031b00b"/>
    </style:style>
    <style:style style:name="T8" style:family="text">
      <style:text-properties fo:font-variant="normal" fo:text-transform="none" fo:color="#000000" style:font-name="Menlo" fo:letter-spacing="normal" fo:font-style="normal"/>
    </style:style>
    <style:style style:name="T9" style:family="text">
      <style:text-properties fo:font-variant="normal" fo:text-transform="none" fo:color="#000000" style:font-name="Menlo" fo:letter-spacing="normal" fo:font-style="normal" officeooo:rsid="0028e7da"/>
    </style:style>
    <style:style style:name="T10" style:family="text">
      <style:text-properties fo:font-variant="normal" fo:text-transform="none" fo:color="#5f1111" fo:letter-spacing="normal"/>
    </style:style>
    <style:style style:name="T11" style:family="text">
      <style:text-properties fo:font-variant="normal" fo:text-transform="none" fo:color="#5f1111" fo:letter-spacing="normal" fo:font-style="normal"/>
    </style:style>
    <style:style style:name="T12" style:family="text">
      <style:text-properties fo:font-variant="normal" fo:text-transform="none" fo:color="#5f1111" fo:letter-spacing="normal" fo:font-style="normal" fo:font-weight="normal"/>
    </style:style>
    <style:style style:name="T13" style:family="text">
      <style:text-properties fo:font-variant="normal" fo:text-transform="none" fo:color="#5f1111" fo:letter-spacing="normal" fo:font-style="normal" fo:font-weight="normal" officeooo:rsid="0045d505"/>
    </style:style>
    <style:style style:name="T14" style:family="text">
      <style:text-properties fo:font-variant="normal" fo:text-transform="none" fo:color="#5f1111" fo:letter-spacing="normal" fo:font-style="normal" fo:font-weight="normal" officeooo:rsid="00470a2c"/>
    </style:style>
    <style:style style:name="T15" style:family="text">
      <style:text-properties fo:font-variant="normal" fo:text-transform="none" fo:color="#5f1111" fo:letter-spacing="normal" fo:font-style="normal" fo:font-weight="normal" officeooo:rsid="00484c1d"/>
    </style:style>
    <style:style style:name="T16" style:family="text">
      <style:text-properties fo:font-variant="normal" fo:text-transform="none" fo:color="#5f1111" fo:letter-spacing="normal" fo:font-style="normal" officeooo:rsid="00470a2c"/>
    </style:style>
    <style:style style:name="T17" style:family="text">
      <style:text-properties fo:font-variant="normal" fo:text-transform="none" fo:color="#5f1111" fo:letter-spacing="normal" fo:font-style="normal" officeooo:rsid="004ecc8d"/>
    </style:style>
    <style:style style:name="T18" style:family="text">
      <style:text-properties fo:font-variant="normal" fo:text-transform="none" fo:color="#5f1111" fo:letter-spacing="normal" fo:font-style="normal" officeooo:rsid="004f8ef6"/>
    </style:style>
    <style:style style:name="T19" style:family="text">
      <style:text-properties fo:font-variant="normal" fo:text-transform="none" fo:color="#5f1111" fo:letter-spacing="normal" fo:font-style="normal" officeooo:rsid="00520f26"/>
    </style:style>
    <style:style style:name="T20" style:family="text">
      <style:text-properties fo:font-variant="normal" fo:text-transform="none" fo:color="#5f1111" fo:letter-spacing="normal" fo:font-style="normal" officeooo:rsid="0052da97"/>
    </style:style>
    <style:style style:name="T21" style:family="text">
      <style:text-properties fo:font-variant="normal" fo:text-transform="none" fo:color="#5f1111" fo:letter-spacing="normal" fo:font-style="normal" officeooo:rsid="00537400"/>
    </style:style>
    <style:style style:name="T22" style:family="text">
      <style:text-properties fo:font-variant="normal" fo:text-transform="none" fo:color="#5f1111" fo:letter-spacing="normal" fo:font-style="normal" officeooo:rsid="005378f9"/>
    </style:style>
    <style:style style:name="T23" style:family="text">
      <style:text-properties fo:font-variant="normal" fo:text-transform="none" fo:color="#5f1111" fo:letter-spacing="normal" fo:font-style="normal" officeooo:rsid="005427e3"/>
    </style:style>
    <style:style style:name="T24" style:family="text">
      <style:text-properties fo:font-variant="normal" fo:text-transform="none" fo:color="#5f1111" fo:font-size="9.75pt" fo:letter-spacing="normal" fo:font-style="normal" fo:font-weight="normal"/>
    </style:style>
    <style:style style:name="T25" style:family="text">
      <style:text-properties officeooo:rsid="003e1452"/>
    </style:style>
    <style:style style:name="T26" style:family="text">
      <style:text-properties officeooo:rsid="003ea39a"/>
    </style:style>
    <style:style style:name="T27" style:family="text">
      <style:text-properties fo:font-size="9.7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se Pcap File:</text:p>
      <text:p text:style-name="P1"/>
      <text:p text:style-name="P1">(1). Pcap file format:</text:p>
      <text:p text:style-name="P1"/>
      <table:table table:name="pcapformat" table:style-name="pcapformat">
        <table:table-column table:style-name="pcapformat.A"/>
        <table:table-column table:style-name="pcapformat.B"/>
        <table:table-column table:style-name="pcapformat.C" table:number-columns-repeated="2"/>
        <table:table-column table:style-name="pcapformat.E"/>
        <table:table-column table:style-name="pcapformat.A"/>
        <table:table-row>
          <table:table-cell table:style-name="pcapformat.A1" office:value-type="string">
            <text:p text:style-name="P22">Global Header</text:p>
          </table:table-cell>
          <table:table-cell table:style-name="pcapformat.A1" office:value-type="string">
            <text:p text:style-name="P23">Packet<text:span text:style-name="T1">1</text:span> Header</text:p>
          </table:table-cell>
          <table:table-cell table:style-name="pcapformat.A1" office:value-type="string">
            <text:p text:style-name="P23">Packet<text:span text:style-name="T1">1</text:span> Data</text:p>
          </table:table-cell>
          <table:table-cell table:style-name="pcapformat.A1" office:value-type="string">
            <text:p text:style-name="P23">Packet<text:span text:style-name="T1">2</text:span> Header</text:p>
          </table:table-cell>
          <table:table-cell table:style-name="pcapformat.A1" office:value-type="string">
            <text:p text:style-name="P25">Packet<text:span text:style-name="T1">2</text:span> Data</text:p>
          </table:table-cell>
          <table:table-cell table:style-name="pcapformat.F1" office:value-type="string">
            <text:p text:style-name="P24">...</text:p>
          </table:table-cell>
        </table:table-row>
      </table:table>
      <text:p text:style-name="P1"/>
      <text:p text:style-name="P2">The file has a global header, and each packet has a packet header and a packet data. </text:p>
      <text:p text:style-name="P2"/>
      <text:p text:style-name="P3">(2). <text:span text:style-name="T2">Global Header:</text:span></text:p>
      <text:p text:style-name="P3"><text:s/><text:span text:style-name="T4">typedef struct pcap_hdr_s {</text:span></text:p>
      <text:p text:style-name="P3"><text:span text:style-name="T4"><text:tab/><text:tab/>guint32 magic_number;</text:span></text:p>
      <text:p text:style-name="P3"><text:span text:style-name="T4"><text:tab/><text:tab/>guint16 version_major;</text:span></text:p>
      <text:p text:style-name="P3"><text:span text:style-name="T4"><text:tab/><text:tab/>guint16 version_minor;</text:span></text:p>
      <text:p text:style-name="P3"><text:span text:style-name="T4"><text:tab/><text:tab/>gint32 thiszone;</text:span></text:p>
      <text:p text:style-name="P3"><text:span text:style-name="T4"><text:tab/><text:tab/>guint32 sigfigs;</text:span></text:p>
      <text:p text:style-name="P3"><text:span text:style-name="T4"><text:tab/><text:tab/>guint 32 snaplen;</text:span></text:p>
      <text:p text:style-name="P3"><text:span text:style-name="T4"><text:tab/><text:tab/>guint32 network;</text:span></text:p>
      <text:p text:style-name="P4"><text:span text:style-name="T5">}</text:span><text:span text:style-name="T3"> pcap_hdr_t;</text:span></text:p>
      <text:p text:style-name="P4"><text:span text:style-name="T3"/></text:p>
      <text:p text:style-name="P5"><text:span text:style-name="T3">Python command to parse this </text:span><text:span text:style-name="T6">header:</text:span></text:p>
      <text:p text:style-name="P9"><text:span text:style-name="T9">p</text:span><text:span text:style-name="T8">cap_file_header_fmt = ['magic', 'version_major', 'version_minor', 'zone', 'max_len', 'time_stap', 'link_type']</text:span></text:p>
      <text:p text:style-name="P10"><text:span text:style-name="T8">global_head = unpack('IHHIIII', text[:24]</text:span></text:p>
      <text:p text:style-name="P10"><text:span text:style-name="T8">global_head_dict = dict(zip(pcap_file_header_fmt, global_head))</text:span></text:p>
      <text:p text:style-name="P7"><text:span text:style-name="T3"/></text:p>
      <text:p text:style-name="P8"><text:span text:style-name="T3">(2). Packet Header</text:span></text:p>
      <text:p text:style-name="P16"><text:span text:style-name="T3">typedef struct pcap</text:span><text:span text:style-name="T7">rec_hdr_s {</text:span></text:p>
      <text:p text:style-name="P16"><text:span text:style-name="T7"><text:tab/><text:tab/>guint32 ts_sec;</text:span></text:p>
      <text:p text:style-name="P16"><text:span text:style-name="T7"><text:tab/><text:tab/>guint32 ts_usec;</text:span></text:p>
      <text:p text:style-name="P16"><text:span text:style-name="T7"><text:tab/><text:tab/>guint32 incl_len;</text:span></text:p>
      <text:p text:style-name="P16"><text:span text:style-name="T7"><text:tab/><text:tab/>guint32 orig_len;</text:span></text:p>
      <text:p text:style-name="P17"><text:span text:style-name="T3">} pcaprec_hdr_t;</text:span></text:p>
      <text:p text:style-name="P17"><text:span text:style-name="T3"/></text:p>
      <text:p text:style-name="P6"><text:span text:style-name="T3">Python command to parse this </text:span><text:span text:style-name="T6">header:</text:span></text:p>
      <text:p text:style-name="P11"><text:span text:style-name="T9">pcap_header_fmt = ['gmt_time', 'micro_time', 'pcap_len', 'len']</text:span></text:p>
      <text:p text:style-name="P12"><text:span text:style-name="T9">packet_head = unpack('IIII', text[:16])</text:span></text:p>
      <text:p text:style-name="P12"><text:span text:style-name="T9">pcap_head_dict = dict(zip(pcap_header_fmt, packet_head))</text:span></text:p>
      <text:p text:style-name="P12"><text:span text:style-name="T9"/></text:p>
      <text:p text:style-name="P13"><text:span text:style-name="T7">(</text:span><text:span text:style-name="T3">3). Packet Data</text:span></text:p>
      <text:p text:style-name="P14"><text:span text:style-name="T3">Packet data format:</text:span></text:p>
      <table:table table:name="packet" table:style-name="packet">
        <table:table-column table:style-name="packet.A" table:number-columns-repeated="3"/>
        <table:table-column table:style-name="packet.D"/>
        <table:table-row>
          <table:table-cell table:style-name="packet.A1" office:value-type="string">
            <text:p text:style-name="P26">Mac <text:span text:style-name="T26">H</text:span>ead<text:span text:style-name="T26">er</text:span></text:p>
          </table:table-cell>
          <table:table-cell table:style-name="packet.A1" office:value-type="string">
            <text:p text:style-name="P26">IP <text:span text:style-name="T26">H</text:span>ead<text:span text:style-name="T26">er</text:span></text:p>
          </table:table-cell>
          <table:table-cell table:style-name="packet.A1" office:value-type="string">
            <text:p text:style-name="P26">TCP <text:span text:style-name="T26">H</text:span>ead<text:span text:style-name="T26">er</text:span></text:p>
          </table:table-cell>
          <table:table-cell table:style-name="packet.D1" office:value-type="string">
            <text:p text:style-name="P27">(HTTP Head<text:span text:style-name="T26">er</text:span>, <text:span text:style-name="T25">Data</text:span>) ….</text:p>
          </table:table-cell>
        </table:table-row>
      </table:table>
      <text:p text:style-name="P14"><text:span text:style-name="T3"/></text:p>
      <text:p text:style-name="P18"><text:span text:style-name="T3">Mac head is first 14 bytes.</text:span></text:p>
      <text:p text:style-name="P18"><text:span text:style-name="T3">IP header: </text:span></text:p>
      <text:p text:style-name="P31"><text:s text:c="4"/><text:span text:style-name="T27">0 1 2 3 4 5 6 7 8 9 0 1 2 3 4 5 6 7 8 9 0 1 2 3 4 5 6 7 8 9 0 1 </text:span></text:p>
      <text:p text:style-name="P31"><text:s text:c="3"/><text:span text:style-name="T27">+-+-+-+-+-+-+-+-+-+-+-+-+-+-+-+-+-+-+-+-+-+-+-+-+-+-+-+-+-+-+-+-+</text:span></text:p>
      <text:p text:style-name="P31"><text:s text:c="3"/><text:span text:style-name="T27">|Version| <text:s/>IHL <text:s/>|Type of Service| <text:s text:c="9"/>Total Length <text:s text:c="8"/>|</text:span></text:p>
      <text:p text:style-name="P31"><text:s text:c="3"/><text:span text:style-name="T27">+-+-+-+-+-+-+-+-+-+-+-+-+-+-+-+-+-+-+-+-+-+-+-+-+-+-+-+-+-+-+-+-+</text:span></text:p>
      <text:p text:style-name="P31"><text:s text:c="3"/><text:span text:style-name="T27">| <text:s text:c="8"/>Identification <text:s text:c="7"/>|Flags| <text:s text:c="5"/>Fragment Offset <text:s text:c="3"/>|</text:span></text:p>
      <text:p text:style-name="P31"><text:s text:c="3"/><text:span text:style-name="T27">+-+-+-+-+-+-+-+-+-+-+-+-+-+-+-+-+-+-+-+-+-+-+-+-+-+-+-+-+-+-+-+-+</text:span></text:p>
      <text:p text:style-name="P31"><text:s text:c="3"/><text:span text:style-name="T27">| <text:s/>Time to Live | <text:s text:c="3"/>Protocol <text:s text:c="2"/>| <text:s text:c="8"/>Header Checksum <text:s text:c="6"/>|</text:span></text:p>
      <text:p text:style-name="P31"><text:s text:c="3"/><text:span text:style-name="T27">+-+-+-+-+-+-+-+-+-+-+-+-+-+-+-+-+-+-+-+-+-+-+-+-+-+-+-+-+-+-+-+-+</text:span></text:p>
      <text:p text:style-name="P31"><text:s text:c="3"/><text:span text:style-name="T27">| <text:s text:c="22"/>Source Address <text:s text:c="25"/>|</text:span></text:p>
      <text:p text:style-name="P31"><text:s text:c="3"/><text:span text:style-name="T27">+-+-+-+-+-+-+-+-+-+-+-+-+-+-+-+-+-+-+-+-+-+-+-+-+-+-+-+-+-+-+-+-+</text:span></text:p>
      <text:p text:style-name="P31"><text:soft-page-break/><text:s text:c="3"/><text:span text:style-name="T27">| <text:s text:c="19"/>Destination Address <text:s text:c="23"/>|</text:span></text:p>
      <text:p text:style-name="P31"><text:s text:c="3"/><text:span text:style-name="T27">+-+-+-+-+-+-+-+-+-+-+-+-+-+-+-+-+-+-+-+-+-+-+-+-+-+-+-+-+-+-+-+-+</text:span></text:p>
      <text:p text:style-name="P31"><text:s text:c="3"/><text:span text:style-name="T27">| <text:s text:c="19"/>Options <text:s text:c="19"/>| <text:s text:c="3"/>Padding <text:s text:c="3"/>|</text:span></text:p>
      <text:p text:style-name="P29"><text:s text:c="3"/><text:span text:style-name="T27">+-+-+-+-+-+-+-+-+-+-+-+-+-+-+-+-+-+-+-+-+-+-+-+-+-+-+-+-+-+-+-+-+</text:span></text:p>
      <text:p text:style-name="Standard">TCP Header:</text:p>
      <text:p text:style-name="P28"><text:s text:c="4"/><text:span text:style-name="T27">0 1 2 3 4 5 6 7 8 9 0 1 2 3 4 5 6 7 8 9 0 1 2 3 4 5 6 7 8 9 0 1 </text:span></text:p>
      <text:p text:style-name="P31"><text:s text:c="3"/><text:span text:style-name="T27">+-+-+-+-+-+-+-+-+-+-+-+-+-+-+-+-+-+-+-+-+-+-+-+-+-+-+-+-+-+-+-+-+</text:span></text:p>
      <text:p text:style-name="P31"><text:s text:c="3"/><text:span text:style-name="T27">| <text:s text:c="9"/>Source Port <text:s text:c="9"/>| <text:s text:c="6"/>Destination Port <text:s text:c="7"/>|</text:span></text:p>
      <text:p text:style-name="P31"><text:s text:c="3"/><text:span text:style-name="T27">+-+-+-+-+-+-+-+-+-+-+-+-+-+-+-+-+-+-+-+-+-+-+-+-+-+-+-+-+-+-+-+-+</text:span></text:p>
      <text:p text:style-name="P31"><text:s text:c="3"/><text:span text:style-name="T27">| <text:s text:c="23"/>Sequence Number <text:s text:c="23"/>|</text:span></text:p>
      <text:p text:style-name="P31"><text:s text:c="3"/><text:span text:style-name="T27">+-+-+-+-+-+-+-+-+-+-+-+-+-+-+-+-+-+-+-+-+-+-+-+-+-+-+-+-+-+-+-+-+</text:span></text:p>
      <text:p text:style-name="P31"><text:s text:c="3"/><text:span text:style-name="T27">| <text:s text:c="19"/>Acknowledgment Number <text:s text:c="21"/>|</text:span></text:p>
      <text:p text:style-name="P31"><text:s text:c="3"/><text:span text:style-name="T27">+-+-+-+-+-+-+-+-+-+-+-+-+-+-+-+-+-+-+-+-+-+-+-+-+-+-+-+-+-+-+-+-+</text:span></text:p>
      <text:p text:style-name="P31"><text:s text:c="3"/><text:span text:style-name="T27">| <text:s/>Data | <text:s text:c="10"/>|U|A|P|R|S|F| <text:s text:c="30"/>|</text:span></text:p>
      <text:p text:style-name="P31"><text:s text:c="3"/><text:span text:style-name="T27">| Offset| Reserved <text:s/>|R|C|S|S|Y|I| <text:s text:c="11"/>Window <text:s text:c="12"/>|</text:span></text:p>
      <text:p text:style-name="P31"><text:s text:c="3"/><text:span text:style-name="T27">| <text:s text:c="6"/>| <text:s text:c="10"/>|G|K|H|T|N|N| <text:s text:c="30"/>|</text:span></text:p>
      <text:p text:style-name="P31"><text:s text:c="3"/><text:span text:style-name="T27">+-+-+-+-+-+-+-+-+-+-+-+-+-+-+-+-+-+-+-+-+-+-+-+-+-+-+-+-+-+-+-+-+</text:span></text:p>
      <text:p text:style-name="P31"><text:s text:c="3"/><text:span text:style-name="T27">| <text:s text:c="10"/>Checksum <text:s text:c="11"/>| <text:s text:c="8"/>Urgent Pointer <text:s text:c="7"/>|</text:span></text:p>
      <text:p text:style-name="P31"><text:s text:c="3"/><text:span text:style-name="T27">+-+-+-+-+-+-+-+-+-+-+-+-+-+-+-+-+-+-+-+-+-+-+-+-+-+-+-+-+-+-+-+-+</text:span></text:p>
      <text:p text:style-name="P31"><text:s text:c="3"/><text:span text:style-name="T27">| <text:s text:c="19"/>Options <text:s text:c="19"/>| <text:s text:c="3"/>Padding <text:s text:c="3"/>|</text:span></text:p>
      <text:p text:style-name="P31"><text:s text:c="3"/><text:span text:style-name="T27">+-+-+-+-+-+-+-+-+-+-+-+-+-+-+-+-+-+-+-+-+-+-+-+-+-+-+-+-+-+-+-+-+</text:span></text:p>
      <text:p text:style-name="P31"><text:s text:c="3"/><text:span text:style-name="T27">| <text:s text:c="28"/>data <text:s text:c="29"/>|</text:span></text:p>
      <text:p text:style-name="P30"><text:span text:style-name="T10"><text:s text:c="3"/></text:span><text:span text:style-name="T24">+-+-+-+-+-+-+-+-+-+-+-+-+-+-+-+-+-+-+-+-+-+-+-+-+-+-+-+-+-+-+-+-+</text:span></text:p>
      <text:p text:style-name="Standard"><text:span text:style-name="T15">Python command t</text:span><text:span text:style-name="T12">o parse the</text:span><text:span text:style-name="T13">se </text:span><text:span text:style-name="T14">headers and data:</text:span></text:p>
      <text:p text:style-name="P19"><text:span text:style-name="T16">ip_header_fmt = ['version,ihl', 'tos', 'tot_len', 'id', 'frag_off', 'ttl', 'protocol', 'check', 'saddr', 'daddr']</text:span></text:p>
      <text:p text:style-name="P19"><text:span text:style-name="T16">tcp_header_fmt = ['src_port', 'dst_port', 'seq_no', 'ack_no', 'tcp_offset_res', 'tcp_flags', 'window', 'cksum', 'urg_pt']</text:span></text:p>
      <text:p text:style-name="P19"><text:span text:style-name="T16">ip_head = unpack('!BBHHHBBHII', skb[14:34])</text:span></text:p>
      <text:p text:style-name="P19"><text:span text:style-name="T16">ip_head_dict = dict(zip(ip_header_fmt, ip_head))</text:span></text:p>
      <text:p text:style-name="P19"><text:span text:style-name="T16">ip_head_length = (ip_head_dict['version,ihl'] &amp; 0xF) * 4</text:span></text:p>
      <text:p text:style-name="P19"><text:span text:style-name="T16">tcp_head = unpack('!HHLLBBHHH', skb[14+ip_head_length:14+ip_head_length+20])</text:span></text:p>
      <text:p text:style-name="P19"><text:span text:style-name="T16">tcp_head_dict = dict(zip(tcp_header_fmt, tcp_head))</text:span></text:p>
      <text:p text:style-name="P19"><text:span text:style-name="T16">offset = tcp_head_dict['tcp_offset_res']</text:span></text:p>
      <text:p text:style-name="P19"><text:span text:style-name="T16">tcp_head_length = 4*(offset &gt;&gt; 4)</text:span></text:p>
      <text:p text:style-name="P15"><text:span text:style-name="T16"/></text:p>
      <text:p text:style-name="P20"><text:span text:style-name="T16">(</text:span><text:span text:style-name="T11">4) .HTTP Data:</text:span></text:p>
      <text:p text:style-name="P21"><text:span text:style-name="T11">We check whether each packet data is HTTP protocol, </text:span><text:span text:style-name="T17">if it is, then we pa</text:span><text:span text:style-name="T18">rse the </text:span><text:span text:style-name="T19">HTTP data to have </text:span><text:span text:style-name="T20">the action, </text:span><text:span text:style-name="T21">user_agent, result_code, referrer, type, etc., </text:span><text:span text:style-name="T22">and write to database. If not we </text:span><text:span text:style-name="T23">simply </text:span><text:span text:style-name="T22">drop this pack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Menlo" svg:font-family="Menlo, Consolas, 'Bitstream Vera Sans Mono', 'Liberation Mono', monospace"/>
    <style:font-face style:name="FreeSans1" svg:font-family="FreeSans" style:font-family-generic="swiss"/>
    <style:font-face style:name="Menlo1" svg:font-family="Menlo, Consolas, 'Bitstream Vera Sans Mono', 'Liberation Mono', monospace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CN" svg:font-family="'AR PL UMing CN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3:19:15.537821865</meta:creation-date>
    <dc:date>2016-04-24T14:08:44.589717203</dc:date>
    <meta:editing-duration>PT48M54S</meta:editing-duration>
    <meta:editing-cycles>69</meta:editing-cycles>
    <meta:generator>LibreOffice/5.0.5.2$Linux_X86_64 LibreOffice_project/00m0$Build-2</meta:generator>
    <meta:document-statistic meta:table-count="2" meta:image-count="0" meta:object-count="0" meta:page-count="2" meta:paragraph-count="87" meta:word-count="408" meta:character-count="4145" meta:non-whitespace-character-count="3139"/>
  </office:meta>
</office:document-meta>
</file>